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53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7.525cm"/>
    </style:style>
    <style:style style:name="co5" style:family="table-column">
      <style:table-column-properties fo:break-before="auto" style:column-width="7.28cm"/>
    </style:style>
    <style:style style:name="co6" style:family="table-column">
      <style:table-column-properties fo:break-before="auto" style:column-width="7.251cm"/>
    </style:style>
    <style:style style:name="co7" style:family="table-column">
      <style:table-column-properties fo:break-before="auto" style:column-width="7.006cm"/>
    </style:style>
    <style:style style:name="co8" style:family="table-column">
      <style:table-column-properties fo:break-before="auto" style:column-width="5.673cm"/>
    </style:style>
    <style:style style:name="co9" style:family="table-column">
      <style:table-column-properties fo:break-before="auto" style:column-width="4.42cm"/>
    </style:style>
    <style:style style:name="co10" style:family="table-column">
      <style:table-column-properties fo:break-before="auto" style:column-width="13.70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89cm"/>
    </style:style>
    <style:style style:name="co13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95511"/>
    </style:style>
  </office:automatic-styles>
  <office:body>
    <office:spreadsheet>
      <table:calculation-settings table:automatic-find-labels="false" table:use-regular-expressions="false" table:use-wildcards="true"/>
      <table:table table:name="Comparison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holeBenchmarkRun/vanillaHydra_OutCome</text:p>
          </table:table-cell>
          <table:table-cell office:value-type="string" calcext:value-type="string">
            <text:p>simulate8Algo/portfolio_1_1_3_3_Outcome</text:p>
          </table:table-cell>
          <table:table-cell office:value-type="string" calcext:value-type="string">
            <text:p>wholeBenchmarkRun/vanillaHydra_TotalSplits</text:p>
          </table:table-cell>
          <table:table-cell office:value-type="string" calcext:value-type="string">
            <text:p>simulate8Algo/portfolio_1_1_3_3_TotalSplits</text:p>
          </table:table-cell>
          <table:table-cell office:value-type="string" calcext:value-type="string">
            <text:p>wholeBenchmarkRun/vanillaHydra_RunTime</text:p>
          </table:table-cell>
          <table:table-cell office:value-type="string" calcext:value-type="string">
            <text:p>simulate8Algo/portfolio_1_1_3_3_RunTime</text:p>
          </table:table-cell>
          <table:table-cell office:value-type="string" calcext:value-type="string">
            <text:p>Who Performed Better</text:p>
          </table:table-cell>
          <table:table-cell office:value-type="string" calcext:value-type="string">
            <text:p>By How Much Percentage</text:p>
          </table:table-cell>
          <table:table-cell office:value-type="string" calcext:value-type="string">
            <text:p>simulate8Algo/portfolio_1_1_3_3 TimedOut but not wholeBenchmarkRun/vanillaHydra</text:p>
          </table:table-cell>
          <table:table-cell office:value-type="string" calcext:value-type="string">
            <text:p>wholeBenchmarkRun/vanillaHydra TimedOut but not simulate8Algo/portfolio_1_1_3_3</text:p>
          </table:table-cell>
        </table:table-row>
        <table:table-row table:style-name="ro1">
          <table:table-cell office:value-type="string" calcext:value-type="string">
            <text:p>32_7_cilled_const_ok_linux-32_1-drivers--staging--keucr--keucr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.033011" calcext:value-type="float">
            <text:p>9.033011</text:p>
          </table:table-cell>
          <table:table-cell office:value-type="float" office:value="13.996735" calcext:value-type="float">
            <text:p>13.996735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54.9509349650963" calcext:value-type="float">
            <text:p>-54.9509349650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media--platform--timblogiw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82.081831" calcext:value-type="float">
            <text:p>82.081831</text:p>
          </table:table-cell>
          <table:table-cell office:value-type="float" office:value="114.46388" calcext:value-type="float">
            <text:p>114.46388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9.4509340319175" calcext:value-type="float">
            <text:p>-39.4509340319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wireless--orinoco--orinoco_usb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42.953644" calcext:value-type="float">
            <text:p>42.953644</text:p>
          </table:table-cell>
          <table:table-cell office:value-type="float" office:value="50.74099" calcext:value-type="float">
            <text:p>50.74099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8.1296515843918" calcext:value-type="float">
            <text:p>-18.1296515843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ubifs--ubifs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8.28823800000001" calcext:value-type="float">
            <text:p>8.28823800000001</text:p>
          </table:table-cell>
          <table:table-cell office:value-type="float" office:value="9.09645799999998" calcext:value-type="float">
            <text:p>9.09645799999998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9.7514091656149" calcext:value-type="float">
            <text:p>-9.7514091656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8-rc1-32_7a-drivers--net--wireless--mwl8k.ko-ldv_main0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.910731" calcext:value-type="float">
            <text:p>4.910731</text:p>
          </table:table-cell>
          <table:table-cell office:value-type="float" office:value="5.321988" calcext:value-type="float">
            <text:p>5.321988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8.37465949570454" calcext:value-type="float">
            <text:p>-8.37465949570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input--mouse--synaptics_usb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.749201" calcext:value-type="float">
            <text:p>1.749201</text:p>
          </table:table-cell>
          <table:table-cell office:value-type="float" office:value="1.865607" calcext:value-type="float">
            <text:p>1.865607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6.65480982459989" calcext:value-type="float">
            <text:p>-6.65480982459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isdn--capi--kernelcapi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.491146" calcext:value-type="float">
            <text:p>2.491146</text:p>
          </table:table-cell>
          <table:table-cell office:value-type="float" office:value="2.636739" calcext:value-type="float">
            <text:p>2.636739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5.8444185928885" calcext:value-type="float">
            <text:p>-5.8444185928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ecryptfs--ecryptfs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2.260275" calcext:value-type="float">
            <text:p>92.260275</text:p>
          </table:table-cell>
          <table:table-cell office:value-type="float" office:value="96.392782" calcext:value-type="float">
            <text:p>96.392782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4.47918348389919" calcext:value-type="float">
            <text:p>-4.47918348389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team--tea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32.189098" calcext:value-type="float">
            <text:p>32.189098</text:p>
          </table:table-cell>
          <table:table-cell office:value-type="float" office:value="33.408057" calcext:value-type="float">
            <text:p>33.408057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.78686908219671" calcext:value-type="float">
            <text:p>-3.786869082196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usb--core--usbcore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1.977929" calcext:value-type="float">
            <text:p>51.977929</text:p>
          </table:table-cell>
          <table:table-cell office:value-type="float" office:value="53.723232" calcext:value-type="float">
            <text:p>53.723232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.35777710574041" calcext:value-type="float">
            <text:p>-3.35777710574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net--unix--unix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5" calcext:value-type="float">
            <text:p>45</text:p>
          </table:table-cell>
          <table:table-cell office:value-type="float" office:value="168" calcext:value-type="float">
            <text:p>168</text:p>
          </table:table-cell>
          <table:table-cell office:value-type="float" office:value="186.948386" calcext:value-type="float">
            <text:p>186.948386</text:p>
          </table:table-cell>
          <table:table-cell office:value-type="float" office:value="192.832397" calcext:value-type="float">
            <text:p>192.832397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.14739866221685" calcext:value-type="float">
            <text:p>-3.14739866221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media--dvb-frontends--stv090x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.180509" calcext:value-type="float">
            <text:p>3.180509</text:p>
          </table:table-cell>
          <table:table-cell office:value-type="float" office:value="3.246591" calcext:value-type="float">
            <text:p>3.246591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2.07771774895133" calcext:value-type="float">
            <text:p>-2.07771774895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pp_single_drivers-net-wireless-mwl8k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1.456055" calcext:value-type="float">
            <text:p>11.456055</text:p>
          </table:table-cell>
          <table:table-cell office:value-type="float" office:value="11.675587" calcext:value-type="float">
            <text:p>11.675587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.91629666582433" calcext:value-type="float">
            <text:p>-1.91629666582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gpu--drm--vmwgfx--vmwgfx.ko-ldv_main2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9.280659" calcext:value-type="float">
            <text:p>39.280659</text:p>
          </table:table-cell>
          <table:table-cell office:value-type="float" office:value="39.969306" calcext:value-type="float">
            <text:p>39.96930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.75314523109198" calcext:value-type="float">
            <text:p>-1.75314523109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net--can--softing--softing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.218268" calcext:value-type="float">
            <text:p>2.218268</text:p>
          </table:table-cell>
          <table:table-cell office:value-type="float" office:value="2.241805" calcext:value-type="float">
            <text:p>2.241805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.06105303777546" calcext:value-type="float">
            <text:p>-1.06105303777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media--dvb--dvb-usb--dvb-usb-dib0700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7.947069" calcext:value-type="float">
            <text:p>7.947069</text:p>
          </table:table-cell>
          <table:table-cell office:value-type="float" office:value="7.985629" calcext:value-type="float">
            <text:p>7.985629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0.485210333520496" calcext:value-type="float">
            <text:p>-0.485210333520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ata--libata.ko-ldv_main4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9.946746" calcext:value-type="float">
            <text:p>49.946746</text:p>
          </table:table-cell>
          <table:table-cell office:value-type="float" office:value="49.634652" calcext:value-type="float">
            <text:p>49.634652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0.628782488492174" calcext:value-type="float">
            <text:p>0.628782488492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ppp--ppp_asyn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6.962603" calcext:value-type="float">
            <text:p>6.962603</text:p>
          </table:table-cell>
          <table:table-cell office:value-type="float" office:value="6.884468" calcext:value-type="float">
            <text:p>6.884468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.13494608443237" calcext:value-type="float">
            <text:p>1.13494608443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ceph--ceph.ko-ldv_main1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2.077012" calcext:value-type="float">
            <text:p>22.077012</text:p>
          </table:table-cell>
          <table:table-cell office:value-type="float" office:value="21.658063" calcext:value-type="float">
            <text:p>21.658063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.93437889621061" calcext:value-type="float">
            <text:p>1.93437889621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scsi--megaraid--megaraid_mm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5.112726" calcext:value-type="float">
            <text:p>5.112726</text:p>
          </table:table-cell>
          <table:table-cell office:value-type="float" office:value="5.005499" calcext:value-type="float">
            <text:p>5.005499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2.1421840260082" calcext:value-type="float">
            <text:p>2.1421840260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gspca--gspca_main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26.508437" calcext:value-type="float">
            <text:p>26.508437</text:p>
          </table:table-cell>
          <table:table-cell office:value-type="float" office:value="25.645498" calcext:value-type="float">
            <text:p>25.645498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3.36487519173932" calcext:value-type="float">
            <text:p>3.36487519173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scsi--dpt_i2o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0.569076" calcext:value-type="float">
            <text:p>10.569076</text:p>
          </table:table-cell>
          <table:table-cell office:value-type="float" office:value="9.90533199999999" calcext:value-type="float">
            <text:p>9.90533199999999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6.70087585151114" calcext:value-type="float">
            <text:p>6.70087585151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hfs--hfs.ko-ldv_main6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.745897" calcext:value-type="float">
            <text:p>4.745897</text:p>
          </table:table-cell>
          <table:table-cell office:value-type="float" office:value="4.311745" calcext:value-type="float">
            <text:p>4.311745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0.0690555679893" calcext:value-type="float">
            <text:p>10.0690555679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ethernet--8390--839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5.125131" calcext:value-type="float">
            <text:p>15.125131</text:p>
          </table:table-cell>
          <table:table-cell office:value-type="float" office:value="13.571258" calcext:value-type="float">
            <text:p>13.571258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1.4497344313991" calcext:value-type="float">
            <text:p>11.4497344313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818x--rtl8180--rtl818x_pc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7.371426" calcext:value-type="float">
            <text:p>27.371426</text:p>
          </table:table-cell>
          <table:table-cell office:value-type="float" office:value="23.566906" calcext:value-type="float">
            <text:p>23.566906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6.1434852754961" calcext:value-type="float">
            <text:p>16.1434852754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at76c50x-usb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39.873971" calcext:value-type="float">
            <text:p>39.873971</text:p>
          </table:table-cell>
          <table:table-cell office:value-type="float" office:value="33.724719" calcext:value-type="float">
            <text:p>33.724719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8.2336641559564" calcext:value-type="float">
            <text:p>18.2336641559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ubifs--ubifs.ko-ldv_main2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7.86424600000001" calcext:value-type="float">
            <text:p>7.86424600000001</text:p>
          </table:table-cell>
          <table:table-cell office:value-type="float" office:value="6.39117999999999" calcext:value-type="float">
            <text:p>6.39117999999999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23.0484198536111" calcext:value-type="float">
            <text:p>23.0484198536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an--hdlc_cisco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6.965176" calcext:value-type="float">
            <text:p>6.965176</text:p>
          </table:table-cell>
          <table:table-cell office:value-type="float" office:value="5.47825" calcext:value-type="float">
            <text:p>5.47825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27.1423538538767" calcext:value-type="float">
            <text:p>27.1423538538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net--atm--le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95.074891" calcext:value-type="float">
            <text:p>95.074891</text:p>
          </table:table-cell>
          <table:table-cell office:value-type="float" office:value="71.645219" calcext:value-type="float">
            <text:p>71.645219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32.7023524067949" calcext:value-type="float">
            <text:p>32.7023524067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media--usb--cpia2--cpia2.ko-main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65.029113" calcext:value-type="float">
            <text:p>65.029113</text:p>
          </table:table-cell>
          <table:table-cell office:value-type="float" office:value="48.814619" calcext:value-type="float">
            <text:p>48.814619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33.2164714836758" calcext:value-type="float">
            <text:p>33.2164714836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818x--rtl8187--rtl8187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38.498767" calcext:value-type="float">
            <text:p>38.498767</text:p>
          </table:table-cell>
          <table:table-cell office:value-type="float" office:value="25.999572" calcext:value-type="float">
            <text:p>25.999572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48.0746183052552" calcext:value-type="float">
            <text:p>48.0746183052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usb--gadget--pch_udc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7.586158" calcext:value-type="float">
            <text:p>7.586158</text:p>
          </table:table-cell>
          <table:table-cell office:value-type="float" office:value="5.10508" calcext:value-type="float">
            <text:p>5.10508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48.6001786455844" calcext:value-type="float">
            <text:p>48.6001786455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gpu--drm--vmwgfx--vmwgfx.ko-main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359.710264" calcext:value-type="float">
            <text:p>359.710264</text:p>
          </table:table-cell>
          <table:table-cell office:value-type="float" office:value="224.077141" calcext:value-type="float">
            <text:p>224.077141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60.529656168721" calcext:value-type="float">
            <text:p>60.529656168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isdn--gigaset--bas_gigaset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75.143382" calcext:value-type="float">
            <text:p>175.143382</text:p>
          </table:table-cell>
          <table:table-cell office:value-type="float" office:value="102.56461" calcext:value-type="float">
            <text:p>102.56461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70.7639525953446" calcext:value-type="float">
            <text:p>70.7639525953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usb--gadget--pch_ud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9" calcext:value-type="float">
            <text:p>29</text:p>
          </table:table-cell>
          <table:table-cell office:value-type="float" office:value="83" calcext:value-type="float">
            <text:p>83</text:p>
          </table:table-cell>
          <table:table-cell office:value-type="float" office:value="34.821409" calcext:value-type="float">
            <text:p>34.821409</text:p>
          </table:table-cell>
          <table:table-cell office:value-type="float" office:value="18.954135" calcext:value-type="float">
            <text:p>18.954135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83.7140497311009" calcext:value-type="float">
            <text:p>83.7140497311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misc--sgi-xp--xpc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.532602" calcext:value-type="float">
            <text:p>13.532602</text:p>
          </table:table-cell>
          <table:table-cell office:value-type="float" office:value="7.00584600000001" calcext:value-type="float">
            <text:p>7.00584600000001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93.1615682103202" calcext:value-type="float">
            <text:p>93.1615682103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wireless--iwlwifi--iwlwif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266.776086" calcext:value-type="float">
            <text:p>266.776086</text:p>
          </table:table-cell>
          <table:table-cell office:value-type="float" office:value="125.262044" calcext:value-type="float">
            <text:p>125.262044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12.974399491677" calcext:value-type="float">
            <text:p>112.974399491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net--wireless--orinoco--orinoco_usb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9.47395" calcext:value-type="float">
            <text:p>9.47395</text:p>
          </table:table-cell>
          <table:table-cell office:value-type="float" office:value="4.409259" calcext:value-type="float">
            <text:p>4.409259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14.86490133603" calcext:value-type="float">
            <text:p>114.86490133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zd1211rw--zd1211rw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0.040239" calcext:value-type="float">
            <text:p>20.040239</text:p>
          </table:table-cell>
          <table:table-cell office:value-type="float" office:value="8.616751" calcext:value-type="float">
            <text:p>8.616751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32.573031296831" calcext:value-type="float">
            <text:p>132.573031296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wifi--rtl8192cu--rtl8192cu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office:value-type="float" office:value="3398.890442" calcext:value-type="float">
            <text:p>3398.890442</text:p>
          </table:table-cell>
          <table:table-cell office:value-type="float" office:value="1434.932614" calcext:value-type="float">
            <text:p>1434.932614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36.86759983281" calcext:value-type="float">
            <text:p>136.86759983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mmc--host--vub300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.110175" calcext:value-type="float">
            <text:p>9.110175</text:p>
          </table:table-cell>
          <table:table-cell office:value-type="float" office:value="3.689524" calcext:value-type="float">
            <text:p>3.689524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146.920063401133" calcext:value-type="float">
            <text:p>146.920063401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net--wireless--zd1211rw--zd1211rw.ko-ldv_main7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5.089959" calcext:value-type="float">
            <text:p>25.089959</text:p>
          </table:table-cell>
          <table:table-cell office:value-type="float" office:value="7.408755" calcext:value-type="float">
            <text:p>7.408755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238.652837082614" calcext:value-type="float">
            <text:p>238.652837082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staging--gdm72xx--gdmw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9.886803" calcext:value-type="float">
            <text:p>19.886803</text:p>
          </table:table-cell>
          <table:table-cell office:value-type="float" office:value="5.774025" calcext:value-type="float">
            <text:p>5.774025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244.418373664818" calcext:value-type="float">
            <text:p>244.418373664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ethernet--stmicro--stmmac--stmmac.ko-entry_point.cil.out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14" calcext:value-type="float">
            <text:p>14</text:p>
          </table:table-cell>
          <table:table-cell office:value-type="float" office:value="119" calcext:value-type="float">
            <text:p>119</text:p>
          </table:table-cell>
          <table:table-cell office:value-type="float" office:value="3472.316693" calcext:value-type="float">
            <text:p>3472.316693</text:p>
          </table:table-cell>
          <table:table-cell office:value-type="float" office:value="933.461996" calcext:value-type="float">
            <text:p>933.461996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285.661121226836" calcext:value-type="float">
            <text:p>285.6611212268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_7_cilled_const_ok_linux-32_1-drivers--gpu--drm--vmwgfx--vmwgfx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1.015219" calcext:value-type="float">
            <text:p>21.015219</text:p>
          </table:table-cell>
          <table:table-cell office:value-type="float" office:value="5.24640700000001" calcext:value-type="float">
            <text:p>5.24640700000001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300.56402410259" calcext:value-type="float">
            <text:p>300.56402410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dvb-usb--dvb-usb-dib070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868.392586" calcext:value-type="float">
            <text:p>868.392586</text:p>
          </table:table-cell>
          <table:table-cell office:value-type="float" office:value="190.008398" calcext:value-type="float">
            <text:p>190.008398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357.028528812711" calcext:value-type="float">
            <text:p>357.028528812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hwmon--abituguru3.ko-main.cil.out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586.666991" calcext:value-type="float">
            <text:p>3586.666991</text:p>
          </table:table-cell>
          <table:table-cell office:value-type="float" office:value="763.204337" calcext:value-type="float">
            <text:p>763.204337</text:p>
          </table:table-cell>
          <table:table-cell office:value-type="string" calcext:value-type="string">
            <text:p>simulate8Algo/portfolio_1_1_3_3</text:p>
          </table:table-cell>
          <table:table-cell office:value-type="float" office:value="371.695432726557" calcext:value-type="float">
            <text:p>371.6954327265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2_7_cilled_const_ok_linux-32_1-drivers--video--aty--atyfb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usb--storage--usb-storage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570.925237" calcext:value-type="float">
            <text:p>3570.925237</text:p>
          </table:table-cell>
          <table:table-cell office:value-type="float" office:value="3559.632636" calcext:value-type="float">
            <text:p>3559.632636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media--video--vivi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NOK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-54.9509349650963" calcext:value-type="float">
            <text:p>-54.9509349650963</text:p>
          </table:table-cell>
          <table:table-cell table:number-columns-repeated="3"/>
        </table:table-row>
        <table:table-row table:style-name="ro1">
          <table:table-cell office:value-type="float" office:value="-39.4509340319175" calcext:value-type="float">
            <text:p>-39.4509340319175</text:p>
          </table:table-cell>
          <table:table-cell table:number-columns-repeated="3"/>
        </table:table-row>
        <table:table-row table:style-name="ro1">
          <table:table-cell office:value-type="float" office:value="-18.1296515843918" calcext:value-type="float">
            <text:p>-18.1296515843918</text:p>
          </table:table-cell>
          <table:table-cell table:number-columns-repeated="3"/>
        </table:table-row>
        <table:table-row table:style-name="ro1">
          <table:table-cell office:value-type="float" office:value="-9.7514091656149" calcext:value-type="float">
            <text:p>-9.7514091656149</text:p>
          </table:table-cell>
          <table:table-cell table:number-columns-repeated="3"/>
        </table:table-row>
        <table:table-row table:style-name="ro1">
          <table:table-cell office:value-type="float" office:value="-8.37465949570454" calcext:value-type="float">
            <text:p>-8.37465949570454</text:p>
          </table:table-cell>
          <table:table-cell table:number-columns-repeated="3"/>
        </table:table-row>
        <table:table-row table:style-name="ro1">
          <table:table-cell office:value-type="float" office:value="-6.65480982459989" calcext:value-type="float">
            <text:p>-6.65480982459989</text:p>
          </table:table-cell>
          <table:table-cell table:number-columns-repeated="3"/>
        </table:table-row>
        <table:table-row table:style-name="ro1">
          <table:table-cell office:value-type="float" office:value="-5.8444185928885" calcext:value-type="float">
            <text:p>-5.8444185928885</text:p>
          </table:table-cell>
          <table:table-cell table:number-columns-repeated="3"/>
        </table:table-row>
        <table:table-row table:style-name="ro1">
          <table:table-cell office:value-type="float" office:value="-4.47918348389919" calcext:value-type="float">
            <text:p>-4.47918348389919</text:p>
          </table:table-cell>
          <table:table-cell table:number-columns-repeated="3"/>
        </table:table-row>
        <table:table-row table:style-name="ro1">
          <table:table-cell office:value-type="float" office:value="-3.78686908219671" calcext:value-type="float">
            <text:p>-3.78686908219671</text:p>
          </table:table-cell>
          <table:table-cell table:number-columns-repeated="3"/>
        </table:table-row>
        <table:table-row table:style-name="ro1">
          <table:table-cell office:value-type="float" office:value="-3.35777710574041" calcext:value-type="float">
            <text:p>-3.35777710574041</text:p>
          </table:table-cell>
          <table:table-cell table:number-columns-repeated="3"/>
        </table:table-row>
        <table:table-row table:style-name="ro1">
          <table:table-cell office:value-type="float" office:value="-3.14739866221685" calcext:value-type="float">
            <text:p>-3.14739866221685</text:p>
          </table:table-cell>
          <table:table-cell table:number-columns-repeated="3"/>
        </table:table-row>
        <table:table-row table:style-name="ro1">
          <table:table-cell office:value-type="float" office:value="-2.07771774895133" calcext:value-type="float">
            <text:p>-2.07771774895133</text:p>
          </table:table-cell>
          <table:table-cell table:number-columns-repeated="3"/>
        </table:table-row>
        <table:table-row table:style-name="ro1">
          <table:table-cell office:value-type="float" office:value="-1.91629666582433" calcext:value-type="float">
            <text:p>-1.91629666582433</text:p>
          </table:table-cell>
          <table:table-cell table:number-columns-repeated="3"/>
        </table:table-row>
        <table:table-row table:style-name="ro1">
          <table:table-cell office:value-type="float" office:value="-1.75314523109198" calcext:value-type="float">
            <text:p>-1.75314523109198</text:p>
          </table:table-cell>
          <table:table-cell table:number-columns-repeated="3"/>
        </table:table-row>
        <table:table-row table:style-name="ro1">
          <table:table-cell office:value-type="float" office:value="-1.06105303777546" calcext:value-type="float">
            <text:p>-1.06105303777546</text:p>
          </table:table-cell>
          <table:table-cell table:number-columns-repeated="3"/>
        </table:table-row>
        <table:table-row table:style-name="ro1">
          <table:table-cell office:value-type="float" office:value="-0.485210333520496" calcext:value-type="float">
            <text:p>-0.485210333520496</text:p>
          </table:table-cell>
          <table:table-cell table:number-columns-repeated="3"/>
        </table:table-row>
        <table:table-row table:style-name="ro1">
          <table:table-cell office:value-type="float" office:value="0.628782488492174" calcext:value-type="float">
            <text:p>0.628782488492174</text:p>
          </table:table-cell>
          <table:table-cell table:number-columns-repeated="3"/>
        </table:table-row>
        <table:table-row table:style-name="ro1">
          <table:table-cell office:value-type="float" office:value="1.13494608443237" calcext:value-type="float">
            <text:p>1.13494608443237</text:p>
          </table:table-cell>
          <table:table-cell table:number-columns-repeated="3"/>
        </table:table-row>
        <table:table-row table:style-name="ro1">
          <table:table-cell office:value-type="float" office:value="1.93437889621061" calcext:value-type="float">
            <text:p>1.93437889621061</text:p>
          </table:table-cell>
          <table:table-cell table:number-columns-repeated="3"/>
        </table:table-row>
        <table:table-row table:style-name="ro1">
          <table:table-cell office:value-type="float" office:value="2.1421840260082" calcext:value-type="float">
            <text:p>2.1421840260082</text:p>
          </table:table-cell>
          <table:table-cell table:number-columns-repeated="3"/>
        </table:table-row>
        <table:table-row table:style-name="ro1">
          <table:table-cell office:value-type="float" office:value="3.36487519173932" calcext:value-type="float">
            <text:p>3.36487519173932</text:p>
          </table:table-cell>
          <table:table-cell table:number-columns-repeated="3"/>
        </table:table-row>
        <table:table-row table:style-name="ro1">
          <table:table-cell office:value-type="float" office:value="6.70087585151114" calcext:value-type="float">
            <text:p>6.70087585151114</text:p>
          </table:table-cell>
          <table:table-cell table:number-columns-repeated="3"/>
        </table:table-row>
        <table:table-row table:style-name="ro1">
          <table:table-cell office:value-type="float" office:value="10.0690555679893" calcext:value-type="float">
            <text:p>10.0690555679893</text:p>
          </table:table-cell>
          <table:table-cell table:number-columns-repeated="3"/>
        </table:table-row>
        <table:table-row table:style-name="ro1">
          <table:table-cell table:style-name="ce1" office:value-type="float" office:value="11.4497344313991" calcext:value-type="float">
            <text:p>11.4497344313991</text:p>
          </table:table-cell>
          <table:table-cell office:value-type="float" office:value="11.49" calcext:value-type="float">
            <text:p>11.49</text:p>
          </table:table-cell>
          <table:table-cell office:value-type="string" calcext:value-type="string">
            <text:p>31 portfolio better</text:p>
          </table:table-cell>
          <table:table-cell office:value-type="string" calcext:value-type="string">
            <text:p>21:0,3:100,4:50,3:70</text:p>
          </table:table-cell>
        </table:table-row>
        <table:table-row table:style-name="ro1">
          <table:table-cell office:value-type="float" office:value="16.1434852754961" calcext:value-type="float">
            <text:p>16.1434852754961</text:p>
          </table:table-cell>
          <table:table-cell/>
          <table:table-cell office:value-type="string" calcext:value-type="string">
            <text:p>16 vanilla better</text:p>
          </table:table-cell>
          <table:table-cell/>
        </table:table-row>
        <table:table-row table:style-name="ro1">
          <table:table-cell office:value-type="float" office:value="18.2336641559564" calcext:value-type="float">
            <text:p>18.2336641559564</text:p>
          </table:table-cell>
          <table:table-cell/>
          <table:table-cell office:value-type="string" calcext:value-type="string">
            <text:p>2 portfolio completed vanilla timedout</text:p>
          </table:table-cell>
          <table:table-cell/>
        </table:table-row>
        <table:table-row table:style-name="ro1">
          <table:table-cell office:value-type="float" office:value="23.0484198536111" calcext:value-type="float">
            <text:p>23.0484198536111</text:p>
          </table:table-cell>
          <table:table-cell/>
          <table:table-cell office:value-type="string" calcext:value-type="string">
            <text:p>3 both timed out</text:p>
          </table:table-cell>
          <table:table-cell/>
        </table:table-row>
        <table:table-row table:style-name="ro1">
          <table:table-cell office:value-type="float" office:value="27.1423538538767" calcext:value-type="float">
            <text:p>27.1423538538767</text:p>
          </table:table-cell>
          <table:table-cell table:number-columns-repeated="3"/>
        </table:table-row>
        <table:table-row table:style-name="ro1">
          <table:table-cell office:value-type="float" office:value="32.7023524067949" calcext:value-type="float">
            <text:p>32.7023524067949</text:p>
          </table:table-cell>
          <table:table-cell table:number-columns-repeated="3"/>
        </table:table-row>
        <table:table-row table:style-name="ro1">
          <table:table-cell office:value-type="float" office:value="33.2164714836758" calcext:value-type="float">
            <text:p>33.2164714836758</text:p>
          </table:table-cell>
          <table:table-cell table:number-columns-repeated="3"/>
        </table:table-row>
        <table:table-row table:style-name="ro1">
          <table:table-cell office:value-type="float" office:value="48.0746183052552" calcext:value-type="float">
            <text:p>48.0746183052552</text:p>
          </table:table-cell>
          <table:table-cell table:number-columns-repeated="3"/>
        </table:table-row>
        <table:table-row table:style-name="ro1">
          <table:table-cell office:value-type="float" office:value="48.6001786455844" calcext:value-type="float">
            <text:p>48.6001786455844</text:p>
          </table:table-cell>
          <table:table-cell table:number-columns-repeated="3"/>
        </table:table-row>
        <table:table-row table:style-name="ro1">
          <table:table-cell office:value-type="float" office:value="60.529656168721" calcext:value-type="float">
            <text:p>60.529656168721</text:p>
          </table:table-cell>
          <table:table-cell table:number-columns-repeated="3"/>
        </table:table-row>
        <table:table-row table:style-name="ro1">
          <table:table-cell office:value-type="float" office:value="70.7639525953446" calcext:value-type="float">
            <text:p>70.7639525953446</text:p>
          </table:table-cell>
          <table:table-cell table:number-columns-repeated="3"/>
        </table:table-row>
        <table:table-row table:style-name="ro1">
          <table:table-cell office:value-type="float" office:value="83.7140497311009" calcext:value-type="float">
            <text:p>83.7140497311009</text:p>
          </table:table-cell>
          <table:table-cell table:number-columns-repeated="3"/>
        </table:table-row>
        <table:table-row table:style-name="ro1">
          <table:table-cell office:value-type="float" office:value="93.1615682103202" calcext:value-type="float">
            <text:p>93.1615682103202</text:p>
          </table:table-cell>
          <table:table-cell table:number-columns-repeated="3"/>
        </table:table-row>
        <table:table-row table:style-name="ro1">
          <table:table-cell office:value-type="float" office:value="112.974399491677" calcext:value-type="float">
            <text:p>112.974399491677</text:p>
          </table:table-cell>
          <table:table-cell table:number-columns-repeated="3"/>
        </table:table-row>
        <table:table-row table:style-name="ro1">
          <table:table-cell office:value-type="float" office:value="114.86490133603" calcext:value-type="float">
            <text:p>114.86490133603</text:p>
          </table:table-cell>
          <table:table-cell table:number-columns-repeated="3"/>
        </table:table-row>
        <table:table-row table:style-name="ro1">
          <table:table-cell office:value-type="float" office:value="132.573031296831" calcext:value-type="float">
            <text:p>132.573031296831</text:p>
          </table:table-cell>
          <table:table-cell table:number-columns-repeated="3"/>
        </table:table-row>
        <table:table-row table:style-name="ro1">
          <table:table-cell office:value-type="float" office:value="136.86759983281" calcext:value-type="float">
            <text:p>136.86759983281</text:p>
          </table:table-cell>
          <table:table-cell table:number-columns-repeated="3"/>
        </table:table-row>
        <table:table-row table:style-name="ro1">
          <table:table-cell office:value-type="float" office:value="146.920063401133" calcext:value-type="float">
            <text:p>146.920063401133</text:p>
          </table:table-cell>
          <table:table-cell table:number-columns-repeated="3"/>
        </table:table-row>
        <table:table-row table:style-name="ro1">
          <table:table-cell office:value-type="float" office:value="238.652837082614" calcext:value-type="float">
            <text:p>238.652837082614</text:p>
          </table:table-cell>
          <table:table-cell table:number-columns-repeated="3"/>
        </table:table-row>
        <table:table-row table:style-name="ro1">
          <table:table-cell office:value-type="float" office:value="244.418373664818" calcext:value-type="float">
            <text:p>244.418373664818</text:p>
          </table:table-cell>
          <table:table-cell table:number-columns-repeated="3"/>
        </table:table-row>
        <table:table-row table:style-name="ro1">
          <table:table-cell office:value-type="float" office:value="285.661121226836" calcext:value-type="float">
            <text:p>285.661121226836</text:p>
          </table:table-cell>
          <table:table-cell table:number-columns-repeated="3"/>
        </table:table-row>
        <table:table-row table:style-name="ro1">
          <table:table-cell office:value-type="float" office:value="300.56402410259" calcext:value-type="float">
            <text:p>300.56402410259</text:p>
          </table:table-cell>
          <table:table-cell table:number-columns-repeated="3"/>
        </table:table-row>
        <table:table-row table:style-name="ro1">
          <table:table-cell office:value-type="float" office:value="357.028528812711" calcext:value-type="float">
            <text:p>357.028528812711</text:p>
          </table:table-cell>
          <table:table-cell table:number-columns-repeated="3"/>
        </table:table-row>
        <table:table-row table:style-name="ro1">
          <table:table-cell office:value-type="float" office:value="371.695432726557" calcext:value-type="float">
            <text:p>371.69543272655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omparisonResult.A1:ComparisonResult.K5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7T11:18:34.599943895</dc:date>
    <meta:editing-duration>PT1H38M49S</meta:editing-duration>
    <meta:editing-cycles>1</meta:editing-cycles>
    <meta:document-statistic meta:table-count="2" meta:cell-count="614" meta:object-count="0"/>
    <meta:generator>LibreOffice/6.4.7.2$Linux_X86_64 LibreOffice_project/40$Build-2</meta:generator>
  </office:meta>
</office:document-meta>
</file>